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resa" svg:font-family="libresa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40.8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300.25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ro8" style:family="table-row">
      <style:table-row-properties style:row-height="26.1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DejaVu Sans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font-name="DejaVu Sans" fo:font-size="10pt" style:font-size-asian="10pt" style:font-size-complex="10pt"/>
    </style:style>
    <style:style style:name="ce18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21" style:family="table-cell" style:parent-style-name="Default">
      <style:text-properties style:font-name="DejaVu Sans"/>
    </style:style>
    <style:style style:name="ce22" style:family="table-cell" style:parent-style-name="Default"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ackground-color="#009933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22"/>
        <table:table-column table:style-name="co12" table:number-columns-repeated="768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8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8" office:value-type="string" calcext:value-type="string">
            <text:p>Total</text:p>
            <text:p> Price (euro)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8" office:value-type="string" calcext:value-type="string">
            <text:p>Total price</text:p>
          </table:table-cell>
          <table:table-cell table:style-name="ce18" office:value-type="string" calcext:value-type="string">
            <text:p>Comments</text:p>
          </table:table-cell>
          <table:table-cell table:style-name="ce18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formula="of:=[.H2]*[.D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H3]*[.D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4]*[.D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5]*[.D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6]*[.D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]*[.D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8]*[.D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H9]*[.D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0]*[.D10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1]*[.D1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2"/>
          <table:table-cell table:formula="of:=[.H12]*[.D1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H13]*[.D1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4]*[.D14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5]*[.D15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6]*[.D16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7]*[.D17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2"/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8]*[.D18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9]*[.D1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0]*[.D2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1]*[.D2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2]*[.D2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3]*[.D2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4]*[.D2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5]*[.D2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6]*[.D2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7]*[.D2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8]*[.D2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9]*[.D2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[.H30]*[.D3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2]*[.D32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2]*[.D32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3]*[.D3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x Nuts</text:p>
          </table:table-cell>
          <table:table-cell table:style-name="ce5" office:value-type="string" calcext:value-type="string">
            <text:p>for axis of worm gear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1"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5]*[.D35]" office:value-type="float" office:value="12.8" calcext:value-type="float">
            <text:p>12.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5]*[.D35]" office:value-type="float" office:value="5.76" calcext:value-type="float">
            <text:p>5.7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6]*[.D3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4 Head Cap Screw L14</text:p>
          </table:table-cell>
          <table:table-cell table:style-name="ce5" office:value-type="string" calcext:value-type="string">
            <text:p>for pcb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formula="of:=[.H37]*[.D37]" office:value-type="float" office:value="0" calcext:value-type="float">
            <text:p>0</text:p>
          </table:table-cell>
          <table:table-cell table:style-name="ce5"/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M4 Head Cap Screw L18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8]*[.D3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9]*[.D3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0]*[.D4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1]*[.D4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x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2]*[.D4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3]*[.D4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4]*[.D4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 and DC motor mount flange,</text:p>
            <text:p>Encoder hold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5]*[.D4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6]*[.D4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7]*[.D47]" office:value-type="float" office:value="0" calcext:value-type="float">
            <text:p>0</text:p>
          </table:table-cell>
          <table:table-cell table:style-name="ce3"/>
          <table:table-cell table:style-name="ce24"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8]*[.D4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9]*[.D4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1]*[.E5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51]*[.D51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2]*[.E52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52]*[.D52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6">
          <table:table-cell table:style-name="ce2" office:value-type="string" calcext:value-type="string">
            <text:p>Timing Pulley GT2, 6mm Belt, 20 Tooth, 6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4]*[.E54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4]*[.D54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5]*[.E55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5]*[.D55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6]*[.E56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6]*[.D56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3" table:number-columns-repeated="1014"/>
        </table:table-row>
        <table:table-row table:style-name="ro8">
          <table:table-cell table:style-name="ce6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7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58]*[.D58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8"/>
          <table:table-cell table:style-name="ce23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8])" office:value-type="float" office:value="213.28" calcext:value-type="float">
            <text:p>213.28</text:p>
          </table:table-cell>
          <table:table-cell table:number-columns-repeated="2"/>
          <table:table-cell table:formula="of:=SUM([.I2:.I58])" office:value-type="float" office:value="82.26" calcext:value-type="float">
            <text:p>82.26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5" table:number-columns-repeated="7"/>
          <table:table-cell table:style-name="ce21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" table:number-columns-repeated="2"/>
          <table:table-cell table:style-name="ce15" table:number-columns-repeated="7"/>
          <table:table-cell table:style-name="ce21" table:number-columns-repeated="1015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resa" svg:font-family="libresa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7:24:45.005196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7:52:58.347413549</dc:date>
    <meta:editing-duration>PT19H33M31S</meta:editing-duration>
    <meta:editing-cycles>45</meta:editing-cycles>
    <meta:generator>LibreOffice/5.0.4.2$Linux_X86_64 LibreOffice_project/00m0$Build-2</meta:generator>
    <meta:document-statistic meta:table-count="1" meta:cell-count="439" meta:object-count="0"/>
  </office:meta>
</office:document-meta>
</file>